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4000003434E268C7D.png" manifest:media-type="image/png"/>
  <manifest:file-entry manifest:full-path="Pictures/100002010000056F000003585EAC85BC.png" manifest:media-type="image/png"/>
  <manifest:file-entry manifest:full-path="Pictures/10000201000003C700000290B00C14B0.png" manifest:media-type="image/png"/>
  <manifest:file-entry manifest:full-path="Pictures/10000201000003C700000293FB6DBB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2.7cm" svg:height="8.661cm" svg:x="0.708cm" svg:y="0.991cm">
          <draw:image xlink:href="Pictures/10000201000003C700000293FB6DBB69.png" xlink:type="simple" xlink:show="embed" xlink:actuate="onLoad">
            <text:p/>
          </draw:image>
        </draw:frame>
        <draw:frame draw:style-name="gr1" draw:text-style-name="P1" draw:layer="layout" svg:width="12.7cm" svg:height="8.611cm" svg:x="14.458cm" svg:y="0.991cm">
          <draw:image xlink:href="Pictures/10000201000003C700000290B00C14B0.png" xlink:type="simple" xlink:show="embed" xlink:actuate="onLoad">
            <text:p/>
          </draw:image>
        </draw:frame>
        <draw:frame draw:style-name="gr1" draw:text-style-name="P1" draw:layer="layout" svg:width="12.802cm" svg:height="7.874cm" svg:x="0.606cm" svg:y="10.18cm">
          <draw:image xlink:href="Pictures/100002010000056F000003585EAC85BC.png" xlink:type="simple" xlink:show="embed" xlink:actuate="onLoad">
            <text:p/>
          </draw:image>
        </draw:frame>
        <draw:frame draw:style-name="gr1" draw:text-style-name="P1" draw:layer="layout" svg:width="12.7cm" svg:height="7.95cm" svg:x="14.458cm" svg:y="10.094cm">
          <draw:image xlink:href="Pictures/1000020100000534000003434E268C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1:35:48.990900788</meta:creation-date>
    <dc:date>2016-11-04T11:43:40.767503847</dc:date>
    <meta:editing-duration>P0D</meta:editing-duration>
    <meta:editing-cycles>1</meta:editing-cycles>
    <meta:document-statistic meta:object-count="27"/>
    <meta:generator>LibreOffice/4.2.8.2$Linux_X86_64 LibreOffice_project/420$Build-2</meta:generator>
  </office:meta>
</office:document-meta>
</file>